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jpeg" manifest:full-path="Pictures/100000000000005E0000005E1BFDDD0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5.122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5.122cm"/>
    </style:style>
    <style:style style:name="gr8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3cm" svg:height="7.371cm" draw:transform="rotate (-1.57219259019738) translate (8.62cm 2.895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2" draw:layer="layout" svg:width="2.542cm" svg:height="0.962cm" svg:x="2.268cm" svg:y="1.635cm">
          <draw:text-box>
            <text:p>Shader</text:p>
          </draw:text-box>
        </draw:frame>
        <draw:frame draw:style-name="gr2" draw:text-style-name="P2" draw:layer="layout" svg:width="4.964cm" svg:height="0.806cm" svg:x="1.635cm" svg:y="3.54cm">
          <draw:text-box>
            <text:p text:style-name="P2"><text:span text:style-name="T1">Sampler uniform var</text:span></text:p>
          </draw:text-box>
        </draw:frame>
        <draw:custom-shape draw:style-name="gr1" draw:text-style-name="P1" draw:layer="layout" svg:width="4.445cm" svg:height="6.985cm" svg:x="10.525cm" svg:y="3.5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414cm" svg:height="0.962cm" svg:x="10.525cm" svg:y="2.27cm">
          <draw:text-box>
            <text:p>Texture unit N</text:p>
          </draw:text-box>
        </draw:frame>
        <draw:frame draw:style-name="gr2" draw:layer="layout" svg:width="3.389cm" svg:height="4.517cm" svg:x="10.997cm" svg:y="3.852cm">
          <draw:text-box>
            <text:p><text:span text:style-name="T2">Texture1D</text:span></text:p>
            <text:p><text:span text:style-name="T2">Texture2D</text:span></text:p>
            <text:p><text:span text:style-name="T2">Texture3D</text:span></text:p>
            <text:p>.</text:p>
            <text:p>.</text:p>
            <text:p>.</text:p>
          </draw:text-box>
        </draw:frame>
        <draw:line draw:style-name="gr3" draw:text-style-name="P1" draw:layer="layout" svg:x1="6.599cm" svg:y1="4.017cm" svg:x2="10.997cm" svg:y2="5.058cm">
          <text:p/>
        </draw:line>
        <draw:custom-shape draw:style-name="gr1" draw:text-style-name="P1" draw:layer="layout" svg:width="3.81cm" svg:height="5.08cm" svg:x="16.24cm" svg:y="2.27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985cm" svg:height="0.962cm" svg:x="15.605cm" svg:y="1.234cm">
          <draw:text-box>
            <text:p>Texture object</text:p>
          </draw:text-box>
        </draw:frame>
        <draw:frame draw:style-name="gr5" draw:text-style-name="P1" draw:layer="layout" svg:width="3.088cm" svg:height="2.306cm" svg:x="16.581cm" svg:y="2.635cm">
          <draw:image xlink:href="Pictures/100000000000005E0000005E1BFDDD0C.jpg" xlink:type="simple" xlink:show="embed" xlink:actuate="onLoad">
            <text:p/>
          </draw:image>
        </draw:frame>
        <draw:frame draw:style-name="gr6" draw:text-style-name="P2" draw:layer="layout" svg:width="2.564cm" svg:height="1.361cm" svg:x="16.875cm" svg:y="5.354cm">
          <draw:text-box>
            <text:p><text:span text:style-name="T1">Sampling</text:span></text:p>
            <text:p><text:span text:style-name="T1">state</text:span></text:p>
          </draw:text-box>
        </draw:frame>
        <draw:line draw:style-name="gr3" draw:text-style-name="P1" draw:layer="layout" svg:x1="14.386cm" svg:y1="5.069cm" svg:x2="15.939cm" svg:y2="2.196cm">
          <text:p/>
        </draw:line>
        <draw:custom-shape draw:style-name="gr1" draw:text-style-name="P1" draw:layer="layout" svg:width="3.175cm" svg:height="3.175cm" svg:x="16.4cm" svg:y="10.27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4.985cm" svg:height="1.27cm" svg:x="15.605cm" svg:y="9.255cm">
          <draw:text-box>
            <text:p>Sampler object</text:p>
          </draw:text-box>
        </draw:frame>
        <draw:frame draw:style-name="gr6" draw:text-style-name="P2" draw:layer="layout" svg:width="2.564cm" svg:height="1.361cm" svg:x="16.684cm" svg:y="10.901cm">
          <draw:text-box>
            <text:p><text:span text:style-name="T1">Sampling</text:span></text:p>
            <text:p><text:span text:style-name="T1">state</text:span></text:p>
          </draw:text-box>
        </draw:frame>
        <draw:line draw:style-name="gr8" draw:text-style-name="P1" draw:layer="layout" svg:x1="14.387cm" svg:y1="5.07cm" svg:x2="15.939cm" svg:y2="9.2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tay Meiri</meta:initial-creator>
    <meta:creation-date>2011-01-14T14:51:23</meta:creation-date>
    <dc:date>2011-01-14T15:28:30</dc:date>
    <dc:creator>Etay Meiri</dc:creator>
    <meta:editing-duration>PT00H06M47S</meta:editing-duration>
    <meta:editing-cycles>1</meta:editing-cycles>
    <meta:document-statistic meta:object-count="16"/>
    <meta:generator>OpenOffice.org/3.2$Unix OpenOffice.org_project/320m19$Build-9505</meta:generator>
  </office:meta>
</office:document-meta>
</file>